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3.53mm" loext:contextual-spacing="false" fo:line-height="115%" fo:text-align="start" style:justify-single-word="false"/>
    </style:style>
    <style:style style:name="P2" style:family="paragraph" style:parent-style-name="Standard">
      <style:paragraph-properties fo:margin-top="0mm" fo:margin-bottom="3.53mm" loext:contextual-spacing="false" fo:line-height="115%" fo:text-align="center" style:justify-single-word="false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000000" style:font-name="Calibri" fo:font-size="11pt" fo:font-weight="normal" officeooo:rsid="0008e5dc" officeooo:paragraph-rsid="0008e5dc" style:font-name-asian="Calibri1" style:font-size-asian="11pt" style:font-weight-asian="normal" style:font-name-complex="Calibri1" style:font-size-complex="11pt"/>
    </style:style>
    <style:style style:name="P5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000000"/>
    </style:style>
    <style:style style:name="P6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ce181e"/>
    </style:style>
    <style:style style:name="P7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ce181e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8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ed1c24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9" style:family="paragraph" style:parent-style-name="Standard">
      <style:paragraph-properties fo:margin-left="0mm" fo:margin-right="-7.94mm" fo:margin-top="0mm" fo:margin-bottom="3.53mm" loext:contextual-spacing="false" fo:line-height="115%" fo:text-align="start" style:justify-single-word="false" fo:text-indent="0mm" style:auto-text-indent="false">
        <style:tab-stops>
          <style:tab-stop style:position="155.58mm"/>
          <style:tab-stop style:position="157.16mm"/>
          <style:tab-stop style:position="158.75mm"/>
        </style:tab-stops>
      </style:paragraph-properties>
    </style:style>
    <style:style style:name="P10" style:family="paragraph" style:parent-style-name="Standard" style:master-page-name="Standard">
      <style:paragraph-properties fo:margin-top="0mm" fo:margin-bottom="3.53mm" loext:contextual-spacing="false" fo:line-height="115%" fo:text-align="center" style:justify-single-word="false" style:page-number="1"/>
      <style:text-properties fo:color="#000000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1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fo:color="#000000" style:font-name="Calibri" fo:font-size="11pt" fo:font-weight="normal" officeooo:rsid="0008e5dc" officeooo:paragraph-rsid="0008e5dc" style:font-name-asian="Calibri1" style:font-size-asian="11pt" style:font-weight-asian="normal" style:font-name-complex="Calibri1" style:font-size-complex="11pt"/>
    </style:style>
    <style:style style:name="T1" style:family="text"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2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3" style:family="text">
      <style:text-properties style:font-name="Calibri" fo:font-size="11pt" fo:font-weight="normal" officeooo:rsid="00071887" style:font-name-asian="Calibri1" style:font-size-asian="11pt" style:font-weight-asian="normal" style:font-name-complex="Calibri1" style:font-size-complex="11pt"/>
    </style:style>
    <style:style style:name="T4" style:family="text">
      <style:text-properties style:font-name="Calibri" fo:font-size="11pt" fo:font-weight="normal" officeooo:rsid="000885f6" style:font-name-asian="Calibri1" style:font-size-asian="11pt" style:font-weight-asian="normal" style:font-name-complex="Calibri1" style:font-size-complex="11pt"/>
    </style:style>
    <style:style style:name="T5" style:family="text">
      <style:text-properties officeooo:rsid="000885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B užklausos</text:p>
      <text:p text:style-name="P2"/>
      <text:p text:style-name="P3">1. Išrinkite visus duomenis iš lentelės "ORDERS".</text:p>
      <text:p text:style-name="P3">SELECT * FROM ORDERS </text:p>
      <text:p text:style-name="P3"/>
      <text:p text:style-name="P3">2. Išrinkite duomenis, kiek iš viso buvo įvykdyta užsakymų.</text:p>
      <text:p text:style-name="P3">SELECT COUNT (ORDERID )</text:p>
      <text:p text:style-name="P3">FROM ORDERS </text:p>
      <text:p text:style-name="P3"><text:s/></text:p>
      <text:p text:style-name="P3">3. Išrinkite duomenis (užsakymo datą ir laivo vardą) apie visus krovinius į Prancūziją.</text:p>
      <text:p text:style-name="P3">SELECT ORDERDATE , SHIPNAME </text:p>
      <text:p text:style-name="P3">FROM ORDERS </text:p>
      <text:p text:style-name="P3">WHERE SHIPCOUNTRY = 'France';</text:p>
      <text:p text:style-name="P3"><text:s/></text:p>
      <text:p text:style-name="P3">4. Išrinkite užsakymus (užsakymo ID, užsakymo data ir šalis) apie visus krovinius, išsiųstus į šalis, prasidedančias raidėmis G, B arba A.</text:p>
      <text:p text:style-name="P3">SELECT ORDERID ,ORDERDATE , SHIPCOUNTRY </text:p>
      <text:p text:style-name="P3">FROM ORDERS </text:p>
      <text:p text:style-name="P3">WHERE SHIPCOUNTRY LIKE 'G%'</text:p>
      <text:p text:style-name="P3">OR SHIPCOUNTRY LIKE 'B%'</text:p>
      <text:p text:style-name="P3">OR SHIPCOUNTRY LIKE 'A%';</text:p>
      <text:p text:style-name="P3"><text:s/></text:p>
      <text:p text:style-name="P3">5. Išrinkite duomenis (adresas, laivo vardas, šalis) apie užsakymus, kurių ORDERID yra nuo 10248 iki 10300.</text:p>
      <text:p text:style-name="P3"><text:s/>SELECT SHIPADDRESS , SHIPNAME , SHIPCOUNTRY </text:p>
      <text:p text:style-name="P3">FROM ORDERS </text:p>
      <text:p text:style-name="P3">WHERE ORDERID BETWEEN 10248 AND 10300;</text:p>
      <text:p text:style-name="P3">6. Išrinkite visus duomenis apie užsakymus, kurių numeriai yra 10250, 10260, 10270 (operatorius IN.)</text:p>
      <text:p text:style-name="P3"><text:s/>SELECT *</text:p>
      <text:p text:style-name="P3"><text:soft-page-break/>FROM ORDERS </text:p>
      <text:p text:style-name="P3">WHERE ORDERID IN (10250, 10260, 10270);</text:p>
      <text:p text:style-name="P3">7. Išrinkite visus duomenis apie užsakymus ir išrikiuokite duomenis pagal užsakymo datą nuo seniausios iki naujausios.</text:p>
      <text:p text:style-name="P3">SELECT *</text:p>
      <text:p text:style-name="P3">FROM ORDERS </text:p>
      <text:p text:style-name="P3">ORDER BY ORDERDATE ;</text:p>
      <text:p text:style-name="P3"><text:s/></text:p>
      <text:p text:style-name="P3">8. Išveskite stulpelio FREIGHT vidurkį.</text:p>
      <text:p text:style-name="P3">SELECT AVG(FREIGHT )</text:p>
      <text:p text:style-name="P3">FROM ORDERS;</text:p>
      <text:p text:style-name="P3"><text:s/></text:p>
      <text:p text:style-name="P3">9. Išrinkite duomenis (šalis ir skaičius), kiek krovinių buvo išplukdyta į kiekvieną šalį.</text:p>
      <text:p text:style-name="P3">SELECT SHIPCOUNTRY , COUNT(ORDERID )</text:p>
      <text:p text:style-name="P3">FROM ORDERS</text:p>
      <text:p text:style-name="P3">GROUP BY SHIPCOUNTRY ;</text:p>
      <text:p text:style-name="P3"><text:s/></text:p>
      <text:p text:style-name="P3">10. Išrinkite duomenis (šalis ir skaičius) kiek produktų buvo išplukdyta į kiekvieną šalį (produktai lentelėje ORDER_DETAILS).</text:p>
      <text:p text:style-name="P3">SELECT ORDERS .SHIPCOUNTRY , COUNT(ORDER_DETAILS .PRODUCTID <text:s/>)</text:p>
      <text:p text:style-name="P3">FROM ORDERS</text:p>
      <text:p text:style-name="P3">JOIN ORDER_DETAILS </text:p>
      <text:p text:style-name="P3">ON ORDERS .ORDERID = ORDER_DETAILS .ORDERID </text:p>
      <text:p text:style-name="P3">GROUP BY SHIPCOUNTRY ;</text:p>
      <text:p text:style-name="P3"><text:s/></text:p>
      <text:p text:style-name="P3">11. #9 punkto užklausą pataisykite taip, kad rodytų tik tas šalis, į kurias buvo išplukdyta daugiau nei 20 krovinių.</text:p>
      <text:p text:style-name="P3">SELECT SHIPCOUNTRY , COUNT(ORDERID )</text:p>
      <text:p text:style-name="P3">FROM ORDERS</text:p>
      <text:p text:style-name="P3">GROUP BY SHIPCOUNTRY</text:p>
      <text:p text:style-name="P3">HAVING <text:s/>COUNT(ORDERID ) &gt; 20;</text:p>
      <text:p text:style-name="P3"><text:soft-page-break/><text:s/></text:p>
      <text:p text:style-name="P3">12. Įterpkite į lentelę PRODUCTS naują įrašą, užpildydami visus laukus, skirdami ID=1000, bei priskirkite produktą 'Seafood' kategorijai (lentelė CATEGORIES).</text:p>
      <text:p text:style-name="P8">INSERT INTO PRODUCTS<text:tab/><text:tab/><text:span text:style-name="T5">TAIP NETEISINGA</text:span></text:p>
      <text:p text:style-name="P8">VALUES (1000, 'Naujas produktas', 1, 8, '10 per deze', 55.0, 10, 15, 1, 0);</text:p>
      <text:p text:style-name="P3">-----------<text:span text:style-name="T5">TEISINGAS</text:span>----------------------------------</text:p>
      <text:p text:style-name="P3">INSERT INTO PRODUCTS<text:tab/><text:tab/></text:p>
      <text:p text:style-name="P3">VALUES (1000, 'Naujas produktas', 1, (SELECT CATEGORYID </text:p>
      <text:p text:style-name="P3">FROM CATEGORIES </text:p>
      <text:p text:style-name="P3">WHERE CATEGORYNAME ='Seafood'), '10 per deze', 55.0, 10, 15, 1, 0);</text:p>
      <text:p text:style-name="P9"><text:span text:style-name="T1">13. Atnaujinkite duomenis apie produktą, priskirdami jį '</text:span>B<text:span text:style-name="T1">everages' kategorijai, kurio ID yra 23.</text:span></text:p>
      <text:p text:style-name="P7"><text:s/>UPDATE PRODUCTS</text:p>
      <text:p text:style-name="P6"><text:span text:style-name="T2">SET CATEGORYID <text:s/>= 1<text:tab/><text:tab/><text:tab/><text:tab/></text:span><text:span text:style-name="T3">TAIP NETEISINGA</text:span></text:p>
      <text:p text:style-name="P7">WHERE PRODUCTID = 23;</text:p>
      <text:p text:style-name="P5"><text:span text:style-name="T2">------------</text:span><text:span text:style-name="T4">TEISINGA</text:span><text:span text:style-name="T2">--------------</text:span></text:p>
      <text:p text:style-name="P3">UPDATE PRODUCTS</text:p>
      <text:p text:style-name="P3">SET CATEGORYID <text:s/>= (SELECT CATEGORYID FROM CATEGORIES </text:p>
      <text:p text:style-name="P3">WHERE CATEGORYNAME = 'Beverages')<text:tab/><text:tab/><text:tab/><text:tab/></text:p>
      <text:p text:style-name="P3">WHERE PRODUCTID = 23;</text:p>
      <text:p text:style-name="P3">14. Išrinkite duomenis (produkto pavadinimas, vieneto kaina, užsakymo numeris ir aptarnavęs darbuotojas), kokie produktai buvo užsakyti bei apie tuos, kurių niekas neužsakė. </text:p>
      <text:p text:style-name="P4">SELECT PRODUCTS.PRODUCTNAME, PRODUCTS.UNITPRICE, ORDER_DETAILS.ORDERID, <text:s/>EMPLOYEES.LASTNAME</text:p>
      <text:p text:style-name="P4">FROM ORDER_DETAILS RIGHT JOIN PRODUCTS</text:p>
      <text:p text:style-name="P4">ON PRODUCTS.PRODUCTID = ORDER_DETAILS.PRODUCTID</text:p>
      <text:p text:style-name="P4">LEFT JOIN ORDERS</text:p>
      <text:p text:style-name="P4">ON ORDERS.ORDERID = ORDER_DETAILS.ORDERID</text:p>
      <text:p text:style-name="P4">LEFT JOIN EMPLOYEES</text:p>
      <text:p text:style-name="P4">ON EMPLOYEES.EMPLOYEEID = ORDERS.EMPLOYEEID</text:p>
      <text:p text:style-name="P4">ORDER BY PRODUCTS.PRODUCTID DESC</text:p>
      <text:p text:style-name="P3"><text:soft-page-break/>15. Ištrinkite iš lentelės PRODUCTS įrašą, kurį sukūrėte #12 užklausoje.</text:p>
      <text:p text:style-name="P3">DELETE FROM PRODUCTS</text:p>
      <text:p text:style-name="P3">WHERE PRODUCTID = 10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3:40:27.532232918</dc:date>
    <meta:editing-duration>PT32M21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4" meta:paragraph-count="83" meta:word-count="452" meta:character-count="3285" meta:non-whitespace-character-count="2868"/>
  </office:meta>
</office:document-meta>
</file>